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9992" officeooo:paragraph-rsid="000e9992"/>
    </style:style>
    <style:style style:name="P2" style:family="paragraph" style:parent-style-name="Standard">
      <style:text-properties officeooo:rsid="000fe7c4" officeooo:paragraph-rsid="000fe7c4"/>
    </style:style>
    <style:style style:name="P3" style:family="paragraph" style:parent-style-name="Standard">
      <style:text-properties officeooo:rsid="0013eecb" officeooo:paragraph-rsid="0013eecb"/>
    </style:style>
    <style:style style:name="P4" style:family="paragraph" style:parent-style-name="Standard">
      <style:text-properties officeooo:rsid="001755fd" officeooo:paragraph-rsid="001755fd"/>
    </style:style>
    <style:style style:name="P5" style:family="paragraph" style:parent-style-name="Standard">
      <style:text-properties officeooo:rsid="00187e5c" officeooo:paragraph-rsid="00187e5c"/>
    </style:style>
    <style:style style:name="P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0e9992" officeooo:paragraph-rsid="000e9992"/>
    </style:style>
    <style:style style:name="P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0fe7c4" officeooo:paragraph-rsid="000fe7c4"/>
    </style:style>
    <style:style style:name="P8" style:family="paragraph" style:parent-style-name="Standard">
      <style:text-properties officeooo:rsid="000e9992" officeooo:paragraph-rsid="001a5a1b"/>
    </style:style>
    <style:style style:name="T1" style:family="text">
      <style:text-properties officeooo:rsid="001579ff"/>
    </style:style>
    <style:style style:name="T2" style:family="text">
      <style:text-properties officeooo:rsid="001a5a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echanical turk report</text:p>
      <text:p text:style-name="P1"/>
      <text:p text:style-name="P1">HIT Modifications:</text:p>
      <text:p text:style-name="P1">1. Add instructions in HIT that some images may not have any organisms</text:p>
      <text:p text:style-name="P1">2. Add instructions in HIT to draw tight bounding boxes without space around the object of interest and not combine multiple objects or organisms inside the same box</text:p>
      <text:p text:style-name="P1">3. Add instructions to draw bounding boxes around all that applies.</text:p>
      <text:p text:style-name="P5">4. increase the time taken to do each HIT</text:p>
      <text:p text:style-name="P5">5. increase the compensation a little bit</text:p>
      <text:p text:style-name="P1"/>
      <text:p text:style-name="P1"/>
      <text:p text:style-name="P1">Review code modifications:</text:p>
      <text:p text:style-name="P1"/>
      <text:p text:style-name="P8">1. <text:span text:style-name="T2">facility to load multiple boxes.</text:span></text:p>
      <text:p text:style-name="P8">* Increase the size of radio buttons accept/reject.</text:p>
      <text:p text:style-name="P1">2. Make the app load previous accept/ reject value if already done</text:p>
      <text:p text:style-name="P1">3. Change the ordering to reflect HIT list. Hopefully have a progress bar for review.</text:p>
      <text:p text:style-name="P1">4. Make the rejected images move into a separate folder.</text:p>
      <text:p text:style-name="P1">5. <text:s/>Also have a button to move into the redo folder.</text:p>
      <text:p text:style-name="P1">6. <text:s/>Have the facility to change the bounding box.</text:p>
      <text:p text:style-name="P1"/>
      <text:p text:style-name="P1"/>
      <text:p text:style-name="P7">Questions?</text:p>
      <text:p text:style-name="P2"/>
      <text:p text:style-name="P2">1. Does this reduce our effort or increase it/</text:p>
      <text:p text:style-name="P2">2. Is it good to have a small tutorial on HIT for people before they start doing the task.</text:p>
      <text:p text:style-name="P2">3. Is is wise to have the labeling done parallely by a student to speed up the process?</text:p>
      <text:p text:style-name="P2"/>
      <text:p text:style-name="P2"/>
      <text:p text:style-name="P3">Facts: Took me 2 hours to review 1<text:span text:style-name="T1">2</text:span>00 images without distractions.</text:p>
      <text:p text:style-name="P4">10 images per minute to review.</text:p>
      <text:p text:style-name="P3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2:27:12.270962764</meta:creation-date>
    <dc:date>2018-10-24T18:39:47.977975236</dc:date>
    <meta:editing-duration>PT35M15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211" meta:character-count="1174" meta:non-whitespace-character-count="982"/>
  </office:meta>
</office:document-meta>
</file>